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4pt" fo:font-weight="normal" officeooo:rsid="001e93cf" officeooo:paragraph-rsid="001e93cf" style:font-size-asian="24pt" style:font-weight-asian="normal" style:font-size-complex="24pt" style:font-weight-complex="normal"/>
    </style:style>
    <style:style style:name="P2" style:family="paragraph" style:parent-style-name="Standard">
      <style:text-properties style:font-name="Liberation Sans" fo:font-size="21pt" fo:font-weight="bold" officeooo:rsid="001de08d" officeooo:paragraph-rsid="001de08d" style:font-size-asian="21pt" style:font-weight-asian="bold" style:font-size-complex="21pt" style:font-weight-complex="bold"/>
    </style:style>
    <style:style style:name="P3" style:family="paragraph" style:parent-style-name="Standard">
      <style:text-properties style:font-name="Liberation Sans" fo:font-size="21pt" officeooo:rsid="001de08d" officeooo:paragraph-rsid="001de08d" style:font-size-asian="21pt" style:font-size-complex="21pt"/>
    </style:style>
    <style:style style:name="T1" style:family="text">
      <style:text-properties officeooo:rsid="001e93cf"/>
    </style:style>
    <style:style style:name="T2" style:family="text">
      <style:text-properties fo:font-size="21pt" style:font-size-asian="21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Y #1 (Sunlight Staff):</text:p>
      <text:p text:style-name="P3">As a sunlight staff member I want to show examples of what our API's can produce in a clean user friendly format.</text:p>
      <text:p text:style-name="P3"/>
      <text:p text:style-name="P2">USER STORY #2 (<text:span text:style-name="T1">Non-Profit</text:span> Staff):</text:p>
      <text:p text:style-name="P3">As a non-profit organization partnering with the Sunlight Foundation we want to be able to use sunlights research on our website to give members a way to interact with government info directly.</text:p>
      <text:p text:style-name="P3"/>
      <text:p text:style-name="P2">USER STORY #3 (<text:span text:style-name="T1">Community </text:span>Organizer):</text:p>
      <text:p text:style-name="P3">As a community organizer I want a simple widget that interacts well with my campaigns home page so when doing doorknocking/outreach I can look up potential leaders' representatives, and quickly be able to contact them about our issue.</text:p>
      <text:p text:style-name="P3"/>
      <text:p text:style-name="P2">USER STORY #4 (<text:span text:style-name="T1">Community </text:span>Member):</text:p>
      <text:p text:style-name="P1"><text:span text:style-name="T2">As a community member who's neighborhood goes through lots of redistricting, I want to go to my local organization's site and find out who </text:span>my most current representative 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08:01:45.426583260</meta:creation-date>
    <dc:date>2014-07-21T08:22:14.571545823</dc:date>
    <meta:editing-duration>PT4M58S</meta:editing-duration>
    <meta:editing-cycles>1</meta:editing-cycles>
    <meta:generator>LibreOffice/4.2.4.2$Linux_X86_64 LibreOffice_project/420m0$Build-2</meta:generator>
    <meta:document-statistic meta:table-count="0" meta:image-count="0" meta:object-count="0" meta:page-count="1" meta:paragraph-count="8" meta:word-count="141" meta:character-count="846" meta:non-whitespace-character-count="713"/>
  </office:meta>
</office:document-meta>
</file>